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4831d"/>
    </style:style>
    <style:style style:name="P5" style:family="paragraph" style:parent-style-name="Standard">
      <style:paragraph-properties fo:text-align="justify" style:justify-single-word="false"/>
      <style:text-properties officeooo:paragraph-rsid="00261b5c"/>
    </style:style>
    <style:style style:name="T1" style:family="text">
      <style:text-properties fo:background-color="#ffff00"/>
    </style:style>
    <style:style style:name="T2" style:family="text">
      <style:text-properties officeooo:rsid="001edc4d" fo:background-color="#ffff00"/>
    </style:style>
    <style:style style:name="T3" style:family="text">
      <style:text-properties officeooo:rsid="002046b9" fo:background-color="#ffff00"/>
    </style:style>
    <style:style style:name="T4" style:family="text">
      <style:text-properties officeooo:rsid="00206170" fo:background-color="#ffff00"/>
    </style:style>
    <style:style style:name="T5" style:family="text">
      <style:text-properties fo:background-color="transparent"/>
    </style:style>
    <style:style style:name="T6" style:family="text">
      <style:text-properties officeooo:rsid="001d5386"/>
    </style:style>
    <style:style style:name="T7" style:family="text">
      <style:text-properties officeooo:rsid="001edc4d"/>
    </style:style>
    <style:style style:name="T8" style:family="text">
      <style:text-properties officeooo:rsid="002046b9"/>
    </style:style>
    <style:style style:name="T9" style:family="text">
      <style:text-properties officeooo:rsid="00206170"/>
    </style:style>
    <style:style style:name="T10" style:family="text">
      <style:text-properties officeooo:rsid="0022247f"/>
    </style:style>
    <style:style style:name="T11" style:family="text">
      <style:text-properties officeooo:rsid="0022cdda"/>
    </style:style>
    <style:style style:name="T12" style:family="text">
      <style:text-properties officeooo:rsid="00244069"/>
    </style:style>
    <style:style style:name="T13" style:family="text">
      <style:text-properties officeooo:rsid="0024831d"/>
    </style:style>
    <style:style style:name="T14" style:family="text">
      <style:text-properties officeooo:rsid="00261b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2">Nowadays it is a common practice for Internet Service Providers (ISPs) to hide their network topology and configuration. It defines the core product of the ISP and is part of the strategical advantage over the competition. The reason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2">The aim of this Thesis is to explore the possibilities of using an application layer traffic optimization (ALTO) server as a source of information for Internet measurement purposes. ALTO is a protocol designed by the IETF to exchange network related information between a client and server to increase the efficiency of the network utilization. The data for which an ALTO server can be queried is basic traffic optimization information that, depending on the configuration can be a direct representation or an abstract (aggregated) view of the topology of an ISP. This will allow ALTO clients to consider the network distance to a server when multiple options are present and a selection has to be made.</text:p>
      <text:p text:style-name="P1">It is not defined, in the ALTO paper, how exactly a server collects its network information, thus it is out of the scope of this work. For simplicity reasons its assumed that an ALTO server collects data about its deployment network through interfaces to the network to <text:span text:style-name="T5">build</text:span> its view of the network topology based upon the actual topology. It also provides an interface that allows reading out of provider defined identifiers (PID) which are an abstract view of the network. The PID is an aggregation of routers and can include from one to all nodes in the network. </text:p>
      <text:p text:style-name="P1">In order to determine if an ALTO server delivers usable information that extends data collected and measured with telnet and ping tools used in the <text:span text:style-name="T1">Rocketfuel measuring technique</text:span>, different abstraction levels and hidden network node percentages have to be considered. To estimate <text:span text:style-name="T5">a </text:span>useful abstraction level, a framework is written for creating two views of the “known truth” i.e. the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hidden network nodes) found in Internet measurement today a scenario is created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ext:span text:style-name="T7">that are </text:span><text:span text:style-name="T8">either</text:span> <text:span text:style-name="T9">of </text:span><text:span text:style-name="T1">generic</text:span><text:span text:style-name="T2"> desig</text:span><text:span text:style-name="T4">n</text:span><text:span text:style-name="T1"> </text:span><text:span text:style-name="T3">or</text:span><text:span text:style-name="T1"> operational</text:span>. <text:span text:style-name="T8">To gather usable data from this set of topologies </text:span><text:span text:style-name="T10">multiple tests have to be conducted. These test</text:span><text:span text:style-name="T11">s </text:span><text:span text:style-name="T12">are going to generate views of the network via a inte</text:span><text:span text:style-name="T8">will be <text:s/></text:span>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text:span text:style-name="T6">The </text:span>results <text:span text:style-name="T6">are</text:span> expected to <text:span text:style-name="T6">be</text:span> an estimate at what percentage of hidden nodes to PID aggregation level, an ALTO server can deliver data that augments data collected via Rocketfuel measurement technique. However I believe that I will find this level to be an unrealistic configuration should an ALTO server get deployed.</text:p>
      <text:p text:style-name="P1"/>
      <text:p text:style-name="P1"/>
      <text:p text:style-name="P1"/>
      <text:p text:style-name="P1"/>
      <text:p text:style-name="P4"><text:soft-page-break/><text:span text:style-name="T13">NOTES:</text:span></text:p>
      <text:p text:style-name="P4"><text:span text:style-name="T13"/></text:p>
      <text:p text:style-name="P4"><text:span text:style-name="T13">Alto:</text:span></text:p>
      <text:p text:style-name="P4"><text:span text:style-name="T13">The way how the ALTO Server generates its Network- and Costmap is not scope of this work.</text:span></text:p>
      <text:p text:style-name="P4"><text:span text:style-name="T13">Networkmap: Router to PID aggregation</text:span></text:p>
      <text:p text:style-name="P4"><text:span text:style-name="T13">Costmap: Costs between PID's</text:span></text:p>
      <text:p text:style-name="P4"><text:span text:style-name="T13"/></text:p>
      <text:p text:style-name="P4"><text:span text:style-name="T13">Traceroute:</text:span></text:p>
      <text:p text:style-name="P4"><text:span text:style-name="T13">Traceroutes follow Di</text:span><text:span text:style-name="T14">j</text:span><text:span text:style-name="T13">kstra Algorithm.</text:span></text:p>
      <text:p text:style-name="P5"><text:span text:style-name="T14">Traces are calculatd from all vantage points to all vantage points</text:span></text:p>
      <text:p text:style-name="P5"><text:span text:style-name="T14">total path latency is calculated (Should I calculate from vantage point to node-on-path?)</text:span></text:p>
      <text:p text:style-name="P5"><text:span text:style-name="T14"/></text:p>
      <text:p text:style-name="P5"><text:span text:style-name="T14">Rocketfuel:</text:span></text:p>
      <text:p text:style-name="P5"><text:span text:style-name="T14"/></text:p>
      <text:p text:style-name="P5"><text:span text:style-name="T14"/></text:p>
      <text:p text:style-name="P5"><text:span text:style-name="T14">Framework:</text:span></text:p>
      <text:p text:style-name="P5"><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8-26T19:43:46</dc:date>
    <dc:creator>i-selecta </dc:creator>
    <meta:editing-duration>PT23H47M26S</meta:editing-duration>
    <meta:editing-cycles>65</meta:editing-cycles>
    <meta:generator>LibreOffice/3.6$Linux_X86_64 LibreOffice_project/360m1$Build-2</meta:generator>
    <meta:document-statistic meta:table-count="0" meta:image-count="0" meta:object-count="0" meta:page-count="2" meta:paragraph-count="20" meta:word-count="679" meta:character-count="4186" meta:non-whitespace-character-count="3522"/>
  </office:meta>
</office:document-meta>
</file>